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b312" officeooo:paragraph-rsid="0007b312"/>
    </style:style>
    <style:style style:name="P2" style:family="paragraph" style:parent-style-name="Standard">
      <style:text-properties officeooo:rsid="0008b5a4" officeooo:paragraph-rsid="0008b5a4"/>
    </style:style>
    <style:style style:name="P3" style:family="paragraph" style:parent-style-name="Standard">
      <loext:graphic-properties draw:fill="none"/>
      <style:paragraph-properties fo:margin-left="0in" fo:margin-right="0in" fo:text-indent="0in" style:auto-text-indent="false" fo:background-color="transparent"/>
      <style:text-properties officeooo:paragraph-rsid="0008b5a4"/>
    </style:style>
    <style:style style:name="P4" style:family="paragraph" style:parent-style-name="Standard" style:list-style-name="Numbering_20_IVX">
      <style:text-properties officeooo:paragraph-rsid="0008b5a4"/>
    </style:style>
    <style:style style:name="P5" style:family="paragraph" style:parent-style-name="Standard" style:list-style-name="Numbering_20_IVX" style:master-page-name="">
      <loext:graphic-properties draw:fill="none"/>
      <style:paragraph-properties fo:margin-left="0in" fo:margin-right="0in" fo:text-indent="0in" style:auto-text-indent="false" style:page-number="auto" fo:background-color="transparent"/>
      <style:text-properties officeooo:paragraph-rsid="0008b5a4"/>
    </style:style>
    <style:style style:name="P6" style:family="paragraph" style:parent-style-name="Standard">
      <loext:graphic-properties draw:fill="none"/>
      <style:paragraph-properties fo:margin-left="0in" fo:margin-right="0in" fo:text-indent="0in" style:auto-text-indent="false" fo:background-color="transparent"/>
      <style:text-properties officeooo:rsid="000998b6" officeooo:paragraph-rsid="000bf180"/>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0fb21d" officeooo:paragraph-rsid="000fb21d"/>
    </style:style>
    <style:style style:name="T1" style:family="text">
      <style:text-properties officeooo:rsid="0007b312"/>
    </style:style>
    <style:style style:name="T2" style:family="text">
      <style:text-properties officeooo:rsid="0008b5a4"/>
    </style:style>
    <style:style style:name="T3" style:family="text">
      <style:text-properties officeooo:rsid="000998b6"/>
    </style:style>
    <style:style style:name="T4" style:family="text">
      <style:text-properties officeooo:rsid="000bf180"/>
    </style:style>
    <style:style style:name="T5" style:family="text">
      <style:text-properties fo:font-style="italic" style:font-style-asian="italic" style:font-style-complex="italic"/>
    </style:style>
    <style:style style:name="T6" style:family="text">
      <style:text-properties fo:font-style="italic" officeooo:rsid="0007b312" style:font-style-asian="italic" style:font-style-complex="italic"/>
    </style:style>
    <style:style style:name="T7" style:family="text">
      <style:text-properties officeooo:rsid="000e10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the more closely integrated are the components of a composite unit, or in other words the higher the degree of their functional interdependence, the less possible it is to explain the properties of the latter </text:span><text:span text:style-name="T4">[the composite unit]</text:span><text:span text:style-name="T1"> only in terms of the former </text:span><text:span text:style-name="T4">[the components of the composite unit]</text:span><text:span text:style-name="T1">. It becomes more necessary not just </text:span><text:span text:style-name="T4">t</text:span><text:span text:style-name="T1">o explore a composite unit in terms of its component parts, but also to explore the way in which these individual components are bonded to each other so as to form a composite unit. The study of the configuration of the parts, or in other words the </text:span><text:span text:style-name="T6">structure</text:span><text:span text:style-name="T1"> </text:span><text:span text:style-name="T4">[emphasis added] </text:span><text:span text:style-name="T1">of the component unit, becomes a study in its own right. p. 72</text:span></text:p>
      <text:p text:style-name="Standard"/>
      <text:p text:style-name="P1">We say that a person possesses great power, as if power were a thing he carried about in his pocket. This use of the word is a relic of magico-mythical ideas. Power is not an amulet possessed by one person and not another; it is a <text:span text:style-name="T5">structural</text:span> <text:span text:style-name="T4">[emphasis added] </text:span>characteristic of all human relationships. p. 74</text:p>
      <text:p text:style-name="P1"/>
      <text:p text:style-name="P2">In order to use model of game contests to bring a series of power figurations into close focus, the concept of ‘power ratios’ is replaced here by the term ‘relative strength of the players’. <text:s/>p. 75</text:p>
      <text:list xml:id="list2046889966" text:style-name="Numbering_20_IVX">
        <text:list-header>
          <text:p text:style-name="P4"/>
          <text:p text:style-name="P5"><text:span text:style-name="T2">Fierce antagonists, …, perform a function for each other, because the interdependence of human beings due to their hostility is no less a functional relations than that due to their position as friends, allies, and specialists bonded to each other through the division of labour. Their function for each other is in the last resort based on the compulsion they exert over each other by reason of their interdependence. </text:span><text:span text:style-name="T3">p. 77</text:span></text:p>
        </text:list-header>
      </text:list>
      <text:p text:style-name="P3"/>
      <text:p text:style-name="P6">People or groups which have functions for each other exercise constraint over each other. p. 78</text:p>
      <text:p text:style-name="P6"/>
      <text:p text:style-name="P6">… <text:span text:style-name="T7">[the outcome]</text:span><text:span text:style-name="T4"> </text:span><text:span text:style-name="T7">which </text:span><text:span text:style-name="T4">comes about entirely as a result of the interweaving of the individual moves of many </text:span><text:span text:style-name="T7">[participants]</text:span><text:span text:style-name="T4">, takes a course which none of the individual </text:span><text:span text:style-name="T7">[</text:span><text:span text:style-name="T4">p</text:span><text:span text:style-name="T7">articipant</text:span><text:span text:style-name="T4">s</text:span><text:span text:style-name="T7">]</text:span><text:span text:style-name="T4"> … has planned, determined or anticipated. p. 95</text:span></text:p>
      <text:p text:style-name="P6"/>
      <text:p text:style-name="P7">=========================================================================</text:p>
      <text:p text:style-name="P6"/>
      <text:p text:style-name="P7">WHAT ARE THE MOVES WHICH THE TEAM MEMBERS MAKE?</text:p>
      <text:p text:style-name="P7"/>
      <text:p text:style-name="P7">That source participant S with the largest ESTATE at time t makes a contribution at that time, addresses a target participant T. [OR IS IT THE PAIR THAT GETS SELECTED?] If the S has a larger ESTATE than T, a precedence tie forms between S and T which endures for the duration of the meeting.</text:p>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5T14:38:22.184000000</dc:date>
    <meta:editing-duration>PT26M19S</meta:editing-duration>
    <meta:editing-cycles>5</meta:editing-cycles>
    <meta:generator>LibreOffice/7.3.1.3$Windows_X86_64 LibreOffice_project/a69ca51ded25f3eefd52d7bf9a5fad8c90b87951</meta:generator>
    <meta:document-statistic meta:table-count="0" meta:image-count="0" meta:object-count="0" meta:page-count="1" meta:paragraph-count="9" meta:word-count="401" meta:character-count="2337" meta:non-whitespace-character-count="1944"/>
  </office:meta>
</office:document-meta>
</file>